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note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Franklin Gothic Medium" fo:font-size="8pt" style:font-size-asian="8pt" style:font-name-complex="Franklin Gothic Medium" style:font-size-complex="8pt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Franklin Gothic Medium" fo:font-size="10pt" officeooo:paragraph-rsid="001f495e" style:font-size-asian="10pt" style:font-name-complex="Franklin Gothic Medium" style:font-size-complex="10pt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Franklin Gothic Medium" fo:font-size="12pt" style:font-size-asian="12pt" style:font-name-complex="Franklin Gothic Medium" style:font-size-complex="12pt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officeooo:paragraph-rsid="001d69c5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officeooo:paragraph-rsid="001f9fde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size="12pt" officeooo:paragraph-rsid="001d69c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size="12pt" officeooo:paragraph-rsid="001e730c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size="12pt" officeooo:paragraph-rsid="0021a66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fo:font-variant="normal" fo:text-transform="none" fo:color="#0066cc" style:font-name="Franklin Gothic Medium" fo:font-size="10pt" fo:letter-spacing="normal" fo:font-style="normal" fo:font-weight="normal" style:font-size-asian="10pt" style:font-weight-asian="normal" style:font-name-complex="Franklin Gothic Medium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variant="normal" fo:text-transform="none" fo:color="#0066cc" style:font-name="Franklin Gothic Medium" fo:font-size="10pt" fo:letter-spacing="normal" fo:font-style="normal" fo:font-weight="normal" style:font-size-asian="10pt" style:font-weight-asian="normal" style:font-name-complex="Franklin Gothic Medium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999999" style:font-name="Franklin Gothic Medium" fo:font-size="10pt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999999" style:font-name="Franklin Gothic Medium" fo:font-size="9pt" fo:font-weight="normal" style:font-size-asian="9pt" style:font-weight-asian="normal" style:font-name-complex="Franklin Gothic Medium" style:font-size-complex="9pt" style:font-weight-complex="normal"/>
    </style:style>
    <style:style style:name="P16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999999" style:font-name="Times New Roman1" fo:font-size="9pt" style:font-size-asian="9pt" style:font-size-complex="9pt"/>
    </style:style>
    <style:style style:name="P17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999999" style:font-name="Times New Roman1"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use-window-font-color="true" style:font-name="Franklin Gothic Medium" fo:font-size="12pt" officeooo:paragraph-rsid="001d69c5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b2b2b2" style:font-name="Times New Roman1" fo:font-size="9pt" style:font-size-asian="9pt" style:font-name-complex="Franklin Gothic Medium" style:font-size-complex="9pt"/>
    </style:style>
    <style:style style:name="P2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ff0000" style:font-name="Franklin Gothic Medium" fo:font-size="16pt" fo:font-weight="normal" style:font-size-asian="16pt" style:font-weight-asian="normal" style:font-name-complex="Franklin Gothic Medium" style:font-size-complex="16pt" style:font-weight-complex="normal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ff0000" style:font-name="Franklin Gothic Medium" fo:font-size="10pt" style:font-size-asian="10pt" style:font-name-complex="Franklin Gothic Medium" style:font-size-complex="10pt"/>
    </style:style>
    <style:style style:name="P22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color="#ff0000" style:font-name="Times New Roman" fo:font-size="9pt" fo:font-style="italic" style:font-size-asian="9pt" style:font-style-asian="italic" style:font-name-complex="Times New Roman" style:font-size-complex="9pt"/>
    </style:style>
    <style:style style:name="P23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Franklin Gothic Medium" fo:font-size="12pt" style:font-size-asian="12pt" style:font-name-complex="Franklin Gothic Medium" style:font-size-complex="12pt"/>
    </style:style>
    <style:style style:name="P24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Franklin Gothic Medium" fo:font-size="12pt" style:text-underline-style="none" officeooo:rsid="001d69c5" officeooo:paragraph-rsid="001d69c5" style:font-size-asian="12pt" style:font-name-complex="Franklin Gothic Medium" style:font-size-complex="12pt"/>
    </style:style>
    <style:style style:name="P25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variant="normal" fo:text-transform="none" fo:color="#0066cc" style:font-name="Franklin Gothic Medium" fo:font-size="10pt" fo:letter-spacing="normal" fo:font-style="normal" fo:font-weight="normal" style:font-size-asian="10pt" style:font-weight-asian="normal" style:font-name-complex="Franklin Gothic Medium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fo:font-variant="normal" fo:text-transform="none" fo:color="#ff0000" style:font-name="Times New Roman" fo:font-size="9pt" fo:letter-spacing="normal" fo:font-style="italic" fo:font-weight="normal" officeooo:paragraph-rsid="001d69c5" style:font-size-asian="9pt" style:font-style-asian="italic" style:font-name-complex="Times New Roman" style:font-size-complex="9pt"/>
    </style:style>
    <style:style style:name="P27" style:family="paragraph" style:parent-style-name="Standard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use-window-font-color="true" style:font-name="Franklin Gothic Medium" fo:font-size="12pt" officeooo:paragraph-rsid="001f495e" style:font-size-asian="12pt" style:font-name-complex="Franklin Gothic Medium" style:font-size-complex="12pt"/>
    </style:style>
    <style:style style:name="T1" style:family="text">
      <style:text-properties style:font-name="Franklin Gothic Medium" fo:font-size="10pt" style:font-size-asian="10pt" style:font-name-complex="Franklin Gothic Medium" style:font-size-complex="10pt"/>
    </style:style>
    <style:style style:name="T2" style:family="text">
      <style:text-properties style:font-name="Franklin Gothic Medium" style:font-name-complex="Franklin Gothic Medium"/>
    </style:style>
    <style:style style:name="T3" style:family="text">
      <style:text-properties style:font-name="Franklin Gothic Medium" officeooo:rsid="001d69c5" style:font-name-complex="Franklin Gothic Medium"/>
    </style:style>
    <style:style style:name="T4" style:family="text">
      <style:text-properties style:font-name="Franklin Gothic Medium" fo:font-size="12pt" style:font-size-asian="12pt" style:font-name-complex="Franklin Gothic Medium" style:font-size-complex="12pt"/>
    </style:style>
    <style:style style:name="T5" style:family="text">
      <style:text-properties style:font-name="Franklin Gothic Medium" fo:font-size="12pt" officeooo:rsid="001d69c5" style:font-size-asian="12pt" style:font-name-complex="Franklin Gothic Medium" style:font-size-complex="12pt"/>
    </style:style>
    <style:style style:name="T6" style:family="text">
      <style:text-properties style:font-name="Franklin Gothic Medium" style:text-underline-style="none" officeooo:rsid="001d69c5" style:font-name-complex="Franklin Gothic Medium"/>
    </style:style>
    <style:style style:name="T7" style:family="text">
      <style:text-properties style:font-name-complex="Franklin Gothic Medium"/>
    </style:style>
    <style:style style:name="T8" style:family="text">
      <style:text-properties fo:color="#ff0000" style:font-name="Franklin Gothic Medium" fo:font-size="10pt" style:font-size-asian="10pt" style:font-name-complex="Franklin Gothic Medium" style:font-size-complex="10pt"/>
    </style:style>
    <style:style style:name="T9" style:family="text">
      <style:text-properties fo:color="#ff0000" style:font-name="Franklin Gothic Medium" fo:font-size="10pt" officeooo:rsid="001d69c5" style:font-size-asian="10pt" style:font-name-complex="Franklin Gothic Medium" style:font-size-complex="10pt"/>
    </style:style>
    <style:style style:name="T10" style:family="text">
      <style:text-properties fo:color="#ff0000" style:font-name="Franklin Gothic Medium" fo:font-size="10pt" officeooo:rsid="00249f82" style:font-size-asian="10pt" style:font-name-complex="Franklin Gothic Medium" style:font-size-complex="10pt"/>
    </style:style>
    <style:style style:name="T11" style:family="text">
      <style:text-properties fo:color="#ff0000" style:font-name="Franklin Gothic Medium" fo:font-size="10pt" officeooo:rsid="00256b63" style:font-size-asian="10pt" style:font-name-complex="Franklin Gothic Medium" style:font-size-complex="10pt"/>
    </style:style>
    <style:style style:name="T12" style:family="text">
      <style:text-properties fo:color="#ff0000" style:font-name="Franklin Gothic Medium" fo:font-size="12pt" style:font-size-asian="12pt" style:font-name-complex="Franklin Gothic Medium" style:font-size-complex="12pt"/>
    </style:style>
    <style:style style:name="T13" style:family="text">
      <style:text-properties fo:color="#808080" style:font-name="Franklin Gothic Medium" style:font-name-complex="Franklin Gothic Medium"/>
    </style:style>
    <style:style style:name="T14" style:family="text">
      <style:text-properties fo:color="#808080" style:font-name="Franklin Gothic Medium" fo:font-size="12pt" style:font-size-asian="12pt" style:font-name-complex="Franklin Gothic Medium" style:font-size-complex="12pt"/>
    </style:style>
    <style:style style:name="T15" style:family="text">
      <style:text-properties fo:color="#808080"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22ab6f" style:font-size-asian="9pt" style:font-size-complex="9pt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style:font-name-complex="Franklin Gothic Medium"/>
    </style:style>
    <style:style style:name="T21" style:family="text">
      <style:text-properties fo:font-variant="normal" fo:text-transform="none" fo:letter-spacing="normal" fo:font-style="normal" fo:font-weight="normal" officeooo:rsid="001d69c5"/>
    </style:style>
    <style:style style:name="T2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letter-spacing="normal" fo:font-style="italic" fo:font-weight="normal"/>
    </style:style>
    <style:style style:name="T24" style:family="text">
      <style:text-properties fo:font-variant="normal" fo:text-transform="none" fo:letter-spacing="normal" fo:font-style="italic" fo:font-weight="normal" style:font-name-complex="Franklin Gothic Medium"/>
    </style:style>
    <style:style style:name="T25" style:family="text">
      <style:text-properties fo:font-variant="normal" fo:text-transform="none" fo:letter-spacing="normal" fo:font-style="italic" fo:font-weight="normal" officeooo:rsid="001d69c5"/>
    </style:style>
    <style:style style:name="T26" style:family="text">
      <style:text-properties fo:font-variant="normal" fo:text-transform="none" fo:letter-spacing="normal" fo:font-style="italic" fo:font-weight="normal" style:font-weight-asian="normal" style:font-weight-complex="normal"/>
    </style:style>
    <style:style style:name="T27" style:family="text">
      <style:text-properties fo:font-variant="normal" fo:text-transform="none" style:font-name="Franklin Gothic Medium" fo:letter-spacing="normal" fo:font-style="normal" fo:font-weight="normal" style:font-name-complex="Franklin Gothic Medium"/>
    </style:style>
    <style:style style:name="T28" style:family="text">
      <style:text-properties fo:font-variant="normal" fo:text-transform="none" style:font-name="Franklin Gothic Medium" fo:letter-spacing="normal" fo:font-style="normal" fo:font-weight="normal" officeooo:rsid="001d69c5" style:font-name-complex="Franklin Gothic Medium"/>
    </style:style>
    <style:style style:name="T29" style:family="text">
      <style:text-properties fo:font-variant="normal" fo:text-transform="none" style:font-name="Times New Roman1" fo:font-size="9pt" fo:letter-spacing="normal" fo:font-style="normal" fo:font-weight="normal" style:font-size-asian="9pt" style:font-name-complex="Franklin Gothic Medium" style:font-size-complex="9pt"/>
    </style:style>
    <style:style style:name="T30" style:family="text">
      <style:text-properties fo:font-variant="normal" fo:text-transform="none" style:font-name="Times New Roman1" fo:font-size="9pt" fo:letter-spacing="normal" fo:font-style="italic" fo:font-weight="normal" style:font-size-asian="9pt" style:font-name-complex="Franklin Gothic Medium" style:font-size-complex="9pt"/>
    </style:style>
    <style:style style:name="T31" style:family="text">
      <style:text-properties fo:color="#ff3333" style:font-name="Franklin Gothic Medium" style:font-name-complex="Franklin Gothic Medium"/>
    </style:style>
    <style:style style:name="T32" style:family="text">
      <style:text-properties fo:color="#ff3333" style:font-name="Franklin Gothic Medium" officeooo:rsid="001e730c" style:font-name-complex="Franklin Gothic Medium"/>
    </style:style>
    <style:style style:name="T33" style:family="text">
      <style:text-properties fo:color="#ff3333" fo:font-size="12pt" style:font-size-asian="12pt" style:font-size-complex="12pt"/>
    </style:style>
    <style:style style:name="T34" style:family="text">
      <style:text-properties fo:color="#ff3333" fo:font-size="12pt" officeooo:rsid="001f495e" style:font-size-asian="12pt" style:font-size-complex="12pt"/>
    </style:style>
    <style:style style:name="T35" style:family="text">
      <style:text-properties style:use-window-font-color="true" style:font-name="Franklin Gothic Medium" style:font-name-complex="Franklin Gothic Medium"/>
    </style:style>
    <style:style style:name="T36" style:family="text">
      <style:text-properties style:use-window-font-color="true" style:font-name="Franklin Gothic Medium" fo:font-size="12pt" style:font-size-asian="12pt" style:font-name-complex="Franklin Gothic Medium" style:font-size-complex="12pt"/>
    </style:style>
    <style:style style:name="T37" style:family="text">
      <style:text-properties style:use-window-font-color="true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-start text:name="__DdeLink__126_1418317198"/><text:bookmark-start text:name="__DdeLink__159_1418317198"/>LETANÍAS DE LOS SANTOS</text:p>
      <text:p text:style-name="P15">De la Liturgia Bautismal de la Vigilia Pascual</text:p>
      <text:p text:style-name="P2"/>
      <text:p text:style-name="P12">I. Súplica a Dios:</text:p>
      <text:p text:style-name="P21"><text:tab/>Mi- <text:s text:c="9"/>Re <text:s text:c="9"/>Mi-<text:tab/><text:tab/><text:tab/><text:tab/><text:tab/><text:tab/><text:tab/><text:tab/>Mi-<text:tab/> <text:s text:c="3"/>Re<text:tab/> <text:s text:c="5"/>Mi-</text:p>
      <text:p text:style-name="P8"><text:span text:style-name="T13">S.</text:span><text:span text:style-name="T2"><text:tab/>Señor, ten piedad.<text:tab/><text:tab/><text:tab/><text:tab/><text:tab/><text:tab/><text:tab/></text:span><text:span text:style-name="T13">A.</text:span><text:span text:style-name="T2"><text:tab/>SEÑOR, TEN PIEDAD.</text:span></text:p>
      <text:p text:style-name="P4"><text:tab/>Cristo, ten piedad.<text:tab/><text:tab/><text:tab/><text:tab/><text:tab/><text:tab/><text:tab/><text:tab/>CRISTO, TEN PIEDAD.</text:p>
      <text:p text:style-name="P4"><text:tab/>Señor, ten piedad.<text:tab/><text:tab/><text:tab/><text:tab/><text:tab/><text:tab/><text:tab/><text:tab/>SEÑOR, TEN PIEDAD.</text:p>
      <text:p text:style-name="P4"/>
      <text:p text:style-name="P13">II. Invocaciones a los santos:</text:p>
      <text:p text:style-name="P17"><text:span text:style-name="T7"><text:tab/></text:span><text:span text:style-name="T22">a) </text:span><text:span text:style-name="T26">Virgen María:</text:span></text:p>
      <text:p text:style-name="P5"><text:span text:style-name="T4"><text:tab/></text:span><text:span text:style-name="T9">Sol</text:span><text:span text:style-name="T8"> <text:s text:c="45"/>Re Mi-<text:tab/><text:tab/><text:tab/><text:tab/><text:tab/><text:tab/></text:span><text:bookmark-start text:name="__DdeLink__2_1418317198"/><text:span text:style-name="T8"> Do <text:s text:c="25"/>Re7</text:span><text:bookmark-end text:name="__DdeLink__2_1418317198"/></text:p>
      <text:p text:style-name="P8"><text:span text:style-name="T13">S.</text:span><text:span text:style-name="T2"><text:tab/>Santa María, </text:span><text:span text:style-name="T3">M</text:span><text:span text:style-name="T2">adre de Dios<text:tab/><text:tab/><text:tab/><text:tab/><text:tab/><text:tab/></text:span><text:span text:style-name="T13">A.</text:span><text:span text:style-name="T2"><text:tab/>RUEGA POR NOSOTROS.</text:span></text:p>
      <text:p text:style-name="P16"><text:span text:style-name="T7"><text:tab/></text:span><text:span text:style-name="T20">b) </text:span><text:span text:style-name="T24">Santos ángeles, patriarcas y profetas</text:span><text:span text:style-name="T20">:</text:span></text:p>
      <text:p text:style-name="P8"><text:span text:style-name="T2"><text:tab/>San Miguel<text:tab/><text:tab/><text:tab/><text:tab/><text:tab/><text:tab/><text:tab/><text:tab/><text:tab/></text:span><text:bookmark-start text:name="__DdeLink__0_1418317198"/><text:span text:style-name="T2"> <text:s text:c="5"/>" <text:s text:c="22"/>"</text:span><text:bookmark-end text:name="__DdeLink__0_1418317198"/></text:p>
      <text:p text:style-name="P9"><text:span text:style-name="T2"><text:tab/></text:span><text:span text:style-name="T6">San Gabriel<text:tab/><text:tab/><text:tab/><text:tab/><text:tab/><text:tab/><text:tab/><text:tab/><text:tab/> <text:s text:c="5"/>" <text:s text:c="22"/>"</text:span></text:p>
      <text:p text:style-name="P24"><text:tab/>San Rafael<text:tab/><text:tab/><text:tab/><text:tab/><text:tab/><text:tab/><text:tab/><text:tab/><text:tab/> <text:s text:c="5"/>" <text:s text:c="22"/>"</text:p>
      <text:p text:style-name="P5"><text:span text:style-name="T4"><text:tab/></text:span><text:span text:style-name="T8">Sol <text:s text:c="35"/>Re Mi-<text:tab/><text:tab/><text:tab/><text:tab/><text:tab/><text:tab/> <text:tab/></text:span><text:bookmark-start text:name="__DdeLink__4_1418317198"/><text:bookmark-start text:name="__DdeLink__6_1418317198"/><text:span text:style-name="T8"> Do <text:s text:c="27"/>Re7</text:span><text:bookmark-end text:name="__DdeLink__4_1418317198"/><text:bookmark-end text:name="__DdeLink__6_1418317198"/></text:p>
      <text:p text:style-name="P5"><text:span text:style-name="T2"><text:tab/></text:span><text:span text:style-name="T4">Santos ángeles de Dios</text:span><text:span text:style-name="Footnote_20_Symbol"><text:span text:style-name="T12"><text:note text:id="ftn1" text:note-class="footnote"><text:note-citation text:label="*">*</text:note-citation><text:note-body><text:p text:style-name="P1"><text:span text:style-name="T17"><text:s/>Las estrofas que agrupan </text:span><text:span text:style-name="T18">v</text:span><text:span text:style-name="T17">arios santos se hacen por alto, tanto la parte del solista como la asamblea.</text:span></text:p></text:note-body></text:note></text:span></text:span><text:span text:style-name="T14"><text:tab/><text:tab/><text:tab/><text:tab/><text:tab/><text:tab/></text:span><text:span text:style-name="T4"><text:tab/>ROGAD POR NOSOTROS.</text:span></text:p>
      <text:p text:style-name="P6"><text:span text:style-name="T4"><text:tab/></text:span><text:span text:style-name="T9">Sol</text:span><text:span text:style-name="T8"> <text:s text:c="21"/>Re Mi-<text:tab/><text:tab/><text:tab/><text:tab/><text:tab/><text:tab/> <text:tab/><text:tab/></text:span><text:bookmark-start text:name="__DdeLink__8_1418317198"/><text:span text:style-name="T8"> Do <text:s text:c="25"/>Re7</text:span><text:bookmark-end text:name="__DdeLink__8_1418317198"/></text:p>
      <text:p text:style-name="P5"><text:span text:style-name="T2"><text:tab/></text:span><text:span text:style-name="T4">San Juan Bautista <text:tab/><text:tab/><text:tab/><text:tab/><text:tab/><text:tab/><text:tab/><text:tab/>RUEGA POR NOSOTROS.</text:span></text:p>
      <text:p text:style-name="P4"><text:tab/>San José<text:tab/><text:tab/><text:tab/><text:tab/><text:tab/><text:tab/><text:tab/><text:tab/><text:tab/> <text:s text:c="6"/>" <text:s text:c="22"/>"</text:p>
      <text:p text:style-name="P16"><text:span text:style-name="T7"><text:tab/></text:span><text:span text:style-name="T20">c) </text:span><text:span text:style-name="T24">Santos apóstoles, evangelistas y discípulos del Señor:</text:span></text:p>
      <text:p text:style-name="P6"><text:span text:style-name="T4"><text:tab/></text:span><text:span text:style-name="T8">Sol <text:s text:c="26"/>Re Mi-<text:tab/><text:tab/><text:tab/><text:tab/><text:tab/><text:tab/> <text:tab/><text:tab/></text:span><text:bookmark-start text:name="__DdeLink__10_1418317198"/><text:span text:style-name="T8"> Do <text:s text:c="27"/>Re7</text:span><text:bookmark-end text:name="__DdeLink__10_1418317198"/></text:p>
      <text:p text:style-name="P4"><text:tab/>Santos Pedro y Pablo <text:tab/><text:tab/><text:tab/><text:tab/><text:tab/><text:tab/><text:tab/><text:tab/>ROGAD POR NOSOTROS.</text:p>
      <text:p text:style-name="P6"><text:span text:style-name="T4"><text:tab/></text:span><text:span text:style-name="T9">Sol</text:span><text:span text:style-name="T8"> <text:s text:c="11"/>Re Mi-<text:tab/><text:tab/><text:tab/><text:tab/><text:tab/><text:tab/> <text:tab/><text:tab/><text:tab/></text:span><text:bookmark-start text:name="__DdeLink__12_1418317198"/><text:span text:style-name="T8"> Do <text:s text:c="25"/>Re7</text:span><text:bookmark-end text:name="__DdeLink__12_1418317198"/></text:p>
      <text:p text:style-name="P5"><text:span text:style-name="T2"><text:tab/></text:span><text:span text:style-name="T4">San Andrés <text:tab/><text:tab/><text:tab/><text:tab/><text:tab/><text:tab/><text:tab/><text:tab/><text:tab/>RUEGA POR NOSOTROS.</text:span></text:p>
      <text:p text:style-name="P4"><text:tab/>San Juan<text:tab/><text:tab/><text:tab/><text:tab/><text:tab/><text:tab/><text:tab/><text:tab/><text:tab/> <text:s text:c="5"/>" <text:s text:c="22"/>"</text:p>
      <text:p text:style-name="P4"><text:tab/>Santa María Magdalena<text:tab/><text:tab/><text:tab/><text:tab/><text:tab/><text:tab/> <text:s text:c="5"/><text:tab/> <text:s text:c="5"/>" <text:s text:c="22"/>"</text:p>
      <text:p text:style-name="P14"><text:span text:style-name="T7"><text:tab/></text:span><text:span text:style-name="T29">d) </text:span><text:span text:style-name="T30">Santos mártires</text:span><text:span text:style-name="T29">:</text:span></text:p>
      <text:p text:style-name="P4"><text:tab/>San Esteban<text:tab/><text:tab/><text:tab/><text:tab/><text:tab/><text:tab/><text:tab/><text:tab/><text:tab/> <text:s text:c="5"/>" <text:s text:c="22"/>"</text:p>
      <text:p text:style-name="P8"><text:span text:style-name="T2"><text:tab/>San Ignacio de </text:span><text:span text:style-name="T3">Antioquía</text:span><text:span text:style-name="T2"><text:tab/><text:tab/><text:tab/><text:tab/><text:tab/><text:tab/><text:tab/> <text:s text:c="5"/>" <text:s text:c="22"/>"</text:span></text:p>
      <text:p text:style-name="P4"><text:tab/>San Lorenzo<text:tab/><text:tab/><text:tab/><text:tab/><text:tab/><text:tab/><text:tab/><text:tab/><text:tab/> <text:s text:c="5"/>" <text:s text:c="22"/>"</text:p>
      <text:p text:style-name="P6"><text:span text:style-name="T8"><text:tab/>Sol <text:s text:c="45"/>Re Mi-<text:tab/><text:tab/><text:tab/><text:tab/><text:tab/><text:tab/></text:span><text:bookmark-start text:name="__DdeLink__14_1418317198"/><text:span text:style-name="T8"> Do <text:s text:c="27"/>Re7</text:span><text:bookmark-end text:name="__DdeLink__14_1418317198"/></text:p>
      <text:p text:style-name="P4"><text:tab/>Santas Perpetua y Felicidad <text:tab/><text:tab/><text:tab/><text:tab/><text:tab/><text:tab/><text:tab/>ROGAD POR NOSOTROS.</text:p>
      <text:p text:style-name="P6"><text:span text:style-name="T4"><text:tab/></text:span><text:span text:style-name="T11">Sol</text:span><text:span text:style-name="T8"> <text:s text:c="9"/>Re Mi-<text:tab/><text:tab/><text:tab/><text:tab/><text:tab/><text:tab/> <text:tab/><text:tab/><text:tab/></text:span><text:bookmark-start text:name="__DdeLink__16_1418317198"/><text:span text:style-name="T8"> Do <text:s text:c="25"/>Re7</text:span><text:bookmark-end text:name="__DdeLink__16_1418317198"/></text:p>
      <text:p text:style-name="P5"><text:span text:style-name="T2"><text:tab/></text:span><text:span text:style-name="T4">Santa Inés <text:tab/><text:tab/><text:tab/><text:tab/><text:tab/><text:tab/><text:tab/><text:tab/><text:tab/>RUEGA POR NOSOTROS.</text:span></text:p>
      <text:p text:style-name="P14"><text:span text:style-name="T7"><text:tab/></text:span><text:span text:style-name="T29">e) </text:span><text:span text:style-name="T30">Santos obispos, doctores y padres de la Iglesia</text:span><text:span text:style-name="T29">:</text:span></text:p>
      <text:p text:style-name="P4"><text:tab/>San Gregorio<text:tab/><text:tab/><text:tab/><text:tab/><text:tab/><text:tab/><text:tab/><text:tab/><text:tab/> <text:s text:c="5"/>" <text:s text:c="22"/>"</text:p>
      <text:p text:style-name="P4"><text:tab/>San Agustín<text:tab/><text:tab/><text:tab/><text:tab/><text:tab/><text:tab/><text:tab/><text:tab/><text:tab/> <text:s text:c="5"/>" <text:s text:c="22"/>"</text:p>
      <text:p text:style-name="P4"><text:tab/>San Atanasio<text:tab/><text:tab/><text:tab/><text:tab/><text:tab/><text:tab/><text:tab/><text:tab/><text:tab/> <text:s text:c="5"/>" <text:s text:c="22"/>"</text:p>
      <text:p text:style-name="P4"><text:tab/>San Basilio<text:tab/><text:tab/><text:tab/><text:tab/><text:tab/><text:tab/><text:tab/><text:tab/><text:tab/> <text:s text:c="5"/>" <text:s text:c="22"/>"</text:p>
      <text:p text:style-name="P4"><text:bookmark-start text:name="__DdeLink__22_1418317198"/><text:tab/>San Martín<text:tab/><text:tab/><text:tab/><text:tab/><text:tab/><text:tab/><text:tab/><text:tab/><text:tab/> <text:s text:c="5"/>" <text:s text:c="22"/>"<text:bookmark-end text:name="__DdeLink__22_1418317198"/></text:p>
      <text:p text:style-name="P9"><text:span text:style-name="T2"><text:tab/>San </text:span><text:span text:style-name="T3">Juan XXIII</text:span><text:span text:style-name="T2"><text:tab/><text:tab/><text:tab/><text:tab/><text:tab/><text:tab/><text:tab/><text:tab/><text:tab/> <text:s text:c="5"/>" <text:s text:c="22"/>"</text:span></text:p>
      <text:p text:style-name="P9"><text:span text:style-name="T2"><text:tab/>San </text:span><text:span text:style-name="T3">Juan Pablo II</text:span><text:span text:style-name="T2"><text:tab/><text:tab/><text:tab/><text:tab/><text:tab/><text:tab/><text:tab/><text:tab/> <text:s text:c="5"/>" <text:s text:c="22"/>"</text:span></text:p>
      <text:p text:style-name="P14"><text:span text:style-name="T7"><text:tab/></text:span><text:span text:style-name="T29">f) </text:span><text:span text:style-name="T30">Santos presbíteros y religiosos</text:span><text:span text:style-name="T29">:</text:span></text:p>
      <text:p text:style-name="P4"><text:tab/>San Benito<text:tab/><text:tab/><text:tab/><text:tab/><text:tab/><text:tab/><text:tab/><text:tab/><text:tab/> <text:s text:c="5"/>" <text:s text:c="22"/>"</text:p>
      <text:p text:style-name="P6"><text:span text:style-name="T4"><text:tab/></text:span><text:span text:style-name="T8">Sol <text:s text:c="42"/>Re Mi-<text:tab/><text:tab/><text:tab/><text:tab/><text:tab/><text:tab/> <text:tab/></text:span><text:bookmark-start text:name="__DdeLink__30_1418317198"/><text:span text:style-name="T8"> Do <text:s text:c="27"/>Re7</text:span><text:bookmark-end text:name="__DdeLink__30_1418317198"/></text:p>
      <text:p text:style-name="P5"><text:span text:style-name="T2"><text:tab/></text:span><text:span text:style-name="T4">Santos Francisco y Domingo <text:tab/><text:tab/><text:tab/><text:tab/><text:tab/><text:tab/><text:tab/>ROGAD POR NOSOTROS.</text:span></text:p>
      <text:p text:style-name="P6"><text:soft-page-break/><text:span text:style-name="T4"><text:tab/></text:span><text:span text:style-name="T10">Sol</text:span><text:span text:style-name="T8"> <text:s text:c="29"/>Re Mi-<text:tab/><text:tab/><text:tab/><text:tab/><text:tab/><text:tab/> <text:tab/> Do <text:s text:c="25"/>Re7</text:span></text:p>
      <text:p text:style-name="P5"><text:span text:style-name="T2"><text:tab/></text:span><text:span text:style-name="T4">San Francisco Javier <text:tab/><text:tab/><text:tab/><text:tab/><text:tab/><text:tab/><text:tab/><text:tab/>RUEGA POR NOSOTROS.</text:span></text:p>
      <text:p text:style-name="P8"><text:span text:style-name="T2"><text:tab/>San Juan María Vianney<text:tab/><text:tab/><text:tab/><text:tab/><text:tab/><text:tab/><text:tab/></text:span><text:bookmark-start text:name="__DdeLink__20_1418317198"/><text:span text:style-name="T2"> <text:s text:c="5"/>" <text:s text:c="22"/>"</text:span><text:bookmark-end text:name="__DdeLink__20_1418317198"/></text:p>
      <text:p text:style-name="P4"><text:tab/>Santa Catalina de Siena<text:tab/><text:tab/><text:tab/><text:tab/><text:tab/><text:tab/><text:tab/> <text:s text:c="5"/>" <text:s text:c="22"/>"</text:p>
      <text:p text:style-name="P4"><text:tab/>Santa Teresa del niño Jesús<text:tab/><text:tab/><text:tab/><text:tab/><text:tab/><text:tab/><text:tab/> <text:s text:c="5"/>" <text:s text:c="22"/>"</text:p>
      <text:p text:style-name="P8"><text:span text:style-name="T2"><text:tab/></text:span><text:bookmark-start text:name="__DdeLink__26_1418317198"/><text:bookmark-start text:name="__DdeLink__28_1418317198"/><text:span text:style-name="T2">Santa Teresa de Ávila <text:tab/><text:tab/><text:tab/><text:tab/><text:tab/><text:tab/><text:tab/> <text:s text:c="5"/>" <text:s text:c="22"/>"</text:span><text:bookmark-end text:name="__DdeLink__26_1418317198"/><text:bookmark-end text:name="__DdeLink__28_1418317198"/></text:p>
      <text:p text:style-name="P16"><text:span text:style-name="T7"><text:tab/></text:span><text:span text:style-name="T20">g) </text:span><text:span text:style-name="T24">Santos laicos</text:span><text:span text:style-name="T20">:</text:span></text:p>
      <text:p text:style-name="P18"><text:span text:style-name="T27"><text:tab/>Santa </text:span><text:span text:style-name="T28">Mónica<text:tab/><text:tab/></text:span><text:span text:style-name="T27"> <text:tab/><text:tab/><text:tab/><text:tab/><text:tab/><text:tab/><text:tab/> <text:s text:c="5"/>" <text:s text:c="22"/>"</text:span></text:p>
      <text:p text:style-name="P18"><text:span text:style-name="T27"><text:tab/>San </text:span><text:span text:style-name="T28">Fernando<text:tab/><text:tab/></text:span><text:span text:style-name="T27"> <text:tab/><text:tab/><text:tab/><text:tab/><text:tab/><text:tab/><text:tab/> <text:s text:c="5"/>" <text:s text:c="22"/>"</text:span></text:p>
      <text:p text:style-name="P18"><text:span text:style-name="T27"><text:tab/>Santa </text:span><text:span text:style-name="T28">Isabel<text:tab/><text:tab/></text:span><text:span text:style-name="T27"> <text:tab/><text:tab/><text:tab/><text:tab/><text:tab/><text:tab/><text:tab/> <text:s text:c="5"/>" <text:s text:c="22"/>"</text:span></text:p>
      <text:p text:style-name="P26">Se nombran los santos propios del lugar:</text:p>
      <text:p text:style-name="P5"><text:span text:style-name="T4"><text:tab/>San </text:span><text:span text:style-name="T5">Juan Diego</text:span><text:span text:style-name="T4"><text:tab/><text:tab/><text:tab/><text:tab/><text:tab/><text:tab/><text:tab/><text:tab/> <text:s text:c="5"/></text:span><text:bookmark-start text:name="__DdeLink__181_1418317198"/><text:span text:style-name="T4">" <text:s text:c="22"/>"</text:span><text:bookmark-end text:name="__DdeLink__181_1418317198"/><text:bookmark text:name="__DdeLink__18_1418317198"/></text:p>
      <text:p text:style-name="P19"><text:span text:style-name="T19"><text:tab/>f) </text:span><text:span text:style-name="T21">I</text:span><text:span text:style-name="T23">nv</text:span><text:span text:style-name="T25">o</text:span><text:span text:style-name="T23">cación genérica</text:span></text:p>
      <text:p text:style-name="P6"><text:span text:style-name="T4"><text:tab/></text:span><text:span text:style-name="T8">Sol <text:s text:c="36"/>Re Mi-<text:tab/><text:tab/><text:tab/><text:tab/><text:tab/><text:tab/> <text:tab/> Do <text:s text:c="27"/>Re7</text:span></text:p>
      <text:p text:style-name="P5"><text:span text:style-name="T2"><text:tab/></text:span><text:span text:style-name="T4">Santos y Santas de Dios <text:tab/><text:tab/><text:tab/><text:tab/><text:tab/><text:tab/><text:tab/>ROGAD POR NOSOTROS.</text:span></text:p>
      <text:p text:style-name="P13">III. Invocaciones a Cristo:</text:p>
      <text:p text:style-name="P5"><text:span text:style-name="T1"><text:tab/></text:span><text:span text:style-name="T10">Sol</text:span><text:span text:style-name="T8"> <text:s text:c="23"/>Re Mi-<text:tab/><text:tab/><text:tab/><text:tab/><text:tab/><text:tab/> <text:tab/><text:tab/>Do <text:s text:c="24"/>Re7</text:span></text:p>
      <text:p text:style-name="P8"><text:span text:style-name="T13">S.</text:span><text:span text:style-name="T2"><text:tab/>Muéstrate propicio</text:span><text:span text:style-name="T13"> <text:tab/><text:tab/><text:tab/><text:tab/><text:tab/><text:tab/><text:tab/></text:span><text:span text:style-name="T2"><text:tab/>LIBRANOS, SEÑOR.</text:span></text:p>
      <text:p text:style-name="P8"><text:span text:style-name="T2"><text:tab/>De todo mal<text:tab/><text:tab/><text:tab/><text:tab/><text:tab/><text:tab/><text:tab/><text:tab/><text:tab/></text:span><text:bookmark-start text:name="__DdeLink__177_1418317198"/><text:span text:style-name="T2"> <text:s text:c="7"/>" <text:s text:c="15"/>"</text:span><text:bookmark-end text:name="__DdeLink__177_1418317198"/></text:p>
      <text:p text:style-name="P4"><text:tab/>De todo pecado<text:tab/><text:tab/><text:tab/><text:tab/><text:tab/><text:tab/><text:tab/><text:tab/> <text:s text:c="7"/>" <text:s text:c="15"/>"</text:p>
      <text:p text:style-name="P4"><text:tab/>De la muerte eterna<text:tab/><text:tab/><text:tab/><text:tab/><text:tab/><text:tab/><text:tab/><text:tab/> <text:s text:c="7"/>" <text:s text:c="15"/>"</text:p>
      <text:p text:style-name="P4"><text:tab/>Por tu encarnación<text:tab/><text:tab/><text:tab/><text:tab/><text:tab/><text:tab/><text:tab/><text:tab/> <text:s text:c="7"/>" <text:s text:c="15"/>"</text:p>
      <text:p text:style-name="P4"><text:tab/>Por tu muerte y resurrección<text:tab/><text:tab/><text:tab/><text:tab/><text:tab/><text:tab/><text:tab/> <text:s text:c="7"/>" <text:s text:c="15"/>"</text:p>
      <text:p text:style-name="P5"><text:span text:style-name="T2"><text:tab/></text:span><text:span text:style-name="T4">Por el envío del Espíritu Santo<text:tab/><text:tab/><text:tab/><text:tab/><text:tab/><text:tab/> <text:s text:c="7"/>" <text:s text:c="15"/>"</text:span></text:p>
      <text:p text:style-name="P13">IV. Súplicas por diversas necesidad:</text:p>
      <text:p text:style-name="P5"><text:span text:style-name="T4"><text:tab/></text:span><text:span text:style-name="T8">Sol <text:s text:c="12"/><text:tab/><text:tab/> <text:s text:c="7"/>Re Mi-<text:tab/><text:tab/><text:tab/><text:tab/><text:tab/><text:tab/> Do <text:s text:c="23"/>Re7</text:span></text:p>
      <text:p text:style-name="P5"><text:span text:style-name="T2"><text:tab/></text:span><text:span text:style-name="T4">Nosotros que somos pecadores</text:span><text:span text:style-name="T14"> <text:tab/><text:tab/><text:tab/><text:tab/> <text:tab/> <text:s text:c="2"/></text:span><text:span text:style-name="T4"><text:tab/>TE ROGAMOS, ÓYENOS.</text:span></text:p>
      <text:p text:style-name="P10"><text:span text:style-name="T2"><text:tab/></text:span><text:bookmark-start text:name="__DdeLink__183_1418317198"/><text:span text:style-name="T2">Para que regeneres a</text:span><text:span text:style-name="T31"> </text:span><text:span text:style-name="T32">Danna Isabela</text:span><text:span text:style-name="T2">, con la gracia del Bautismo.</text:span><text:span text:style-name="T13"><text:tab/></text:span><text:bookmark-start text:name="__DdeLink__185_1418317198"/><text:span text:style-name="T13"> <text:s text:c="7"/></text:span><text:span text:style-name="T35">" <text:s text:c="22"/>"</text:span><text:bookmark-end text:name="__DdeLink__183_1418317198"/><text:bookmark-end text:name="__DdeLink__185_1418317198"/></text:p>
      <text:p text:style-name="P3"><text:tab/><text:span text:style-name="T16">Para que regeneres a</text:span><text:span text:style-name="T33"> </text:span><text:span text:style-name="T34">Steven Josué</text:span><text:span text:style-name="T16">, con la gracia del Bautismo.</text:span><text:span text:style-name="T15"><text:tab/> <text:s/><text:tab/> <text:s text:c="7"/></text:span><text:span text:style-name="T37">" <text:s text:c="22"/>"</text:span></text:p>
      <text:p text:style-name="P27"/>
      <text:p text:style-name="P22">Luego de nombrar todos los bautizandos:</text:p>
      <text:p text:style-name="P7"><text:span text:style-name="T4"><text:tab/>Para que regeneres a estos elegidos con la gracia del Bautismo.<text:tab/></text:span><text:bookmark-start text:name="__DdeLink__187_1418317198"/><text:span text:style-name="T14"> <text:s text:c="7"/></text:span><text:span text:style-name="T36">" <text:s text:c="22"/>"</text:span><text:bookmark-end text:name="__DdeLink__187_1418317198"/></text:p>
      <text:p text:style-name="P11"><text:span text:style-name="T2"><text:tab/>Jesús Hijo de Dios vivo. <text:tab/><text:tab/><text:tab/><text:tab/><text:tab/><text:tab/><text:tab/></text:span><text:span text:style-name="T13"> <text:s text:c="7"/></text:span><text:span text:style-name="T35">" <text:s text:c="22"/>"</text:span></text:p>
      <text:p text:style-name="P13">V. Conclusión:</text:p>
      <text:p text:style-name="P21"><text:tab/>Mi- <text:s text:c="7"/>Re <text:s text:c="3"/>Mi-<text:tab/><text:tab/><text:tab/><text:tab/><text:tab/><text:tab/><text:tab/><text:tab/><text:tab/>Mi-<text:tab/> <text:s/>Re <text:s text:c="5"/>Mi-</text:p>
      <text:p text:style-name="P8"><text:span text:style-name="T2"><text:tab/>Cristo, óyenos.</text:span><text:span text:style-name="T13"> <text:tab/><text:tab/><text:tab/><text:tab/><text:tab/><text:tab/><text:tab/><text:tab/></text:span><text:span text:style-name="T2"><text:tab/>CRISTO, ÓYENOS.</text:span></text:p>
      <text:p text:style-name="P4"><text:tab/>Cristo, escúchanos. <text:tab/><text:tab/><text:tab/><text:tab/><text:tab/><text:tab/><text:tab/><text:tab/>CRISTO, ESCÚCHANOS.</text:p>
      <text:p text:style-name="P8"><text:span text:style-name="T2"><text:tab/>Cristo, óyenos.</text:span><text:span text:style-name="T13"> <text:tab/><text:tab/><text:tab/><text:tab/><text:tab/><text:tab/><text:tab/><text:tab/></text:span><text:span text:style-name="T2"><text:tab/>CRISTO, ÓYENOS.</text:span><text:bookmark-end text:name="__DdeLink__126_1418317198"/><text:bookmark-end text:name="__DdeLink__159_14183171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NI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10-03-21T22:13:00</meta:creation-date>
    <dc:date>2015-04-04T14:12:24.942419284</dc:date>
    <meta:print-date>2011-04-18T21:16:00</meta:print-date>
    <meta:editing-cycles>50</meta:editing-cycles>
    <meta:editing-duration>PT1H33M2S</meta:editing-duration>
    <meta:generator>LibreOffice/4.3.6.2$Linux_X86_64 LibreOffice_project/430$Build-2</meta:generator>
    <meta:document-statistic meta:table-count="0" meta:image-count="0" meta:object-count="0" meta:page-count="2" meta:paragraph-count="85" meta:word-count="485" meta:character-count="4642" meta:non-whitespace-character-count="2019"/>
  </office:meta>
</office:document-meta>
</file>